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f4d5d6" draw:textarea-horizontal-align="left" draw:textarea-vertical-align="top"/>
    </style:style>
    <style:style style:name="gr2" style:family="graphic" style:parent-style-name="objectwithoutfill">
      <style:graphic-properties draw:fill="solid" draw:fill-color="#c0e2c5" draw:textarea-horizontal-align="center" draw:textarea-vertical-align="middle"/>
    </style:style>
    <style:style style:name="gr3" style:family="graphic" style:parent-style-name="objectwithoutfill">
      <style:graphic-properties draw:fill="solid" draw:fill-color="#e6e6ff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solid" draw:fill-color="#f9feca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d5d6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 draw:fill-color="#c0e2c5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e6e6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9feca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2" xml:id="id2" draw:id="id2" draw:layer="layout" svg:width="7.1cm" svg:height="6cm" svg:x="6cm" svg:y="3cm" draw:corner-radius="0.5cm">
          <text:p text:style-name="P1"><text:span text:style-name="T1">EPUB export</text:span></text:p>
        </draw:rect>
        <draw:rect draw:style-name="gr2" draw:text-style-name="P3" xml:id="id1" draw:id="id1" draw:layer="layout" svg:width="3cm" svg:height="2cm" svg:x="1.9cm" svg:y="5cm" draw:corner-radius="0.5cm">
          <text:p text:style-name="P1">Writer</text:p>
          <text:p text:style-name="P1">document</text:p>
        </draw:rect>
        <draw:rect draw:style-name="gr3" draw:text-style-name="P5" xml:id="id3" draw:id="id3" draw:layer="layout" svg:width="3cm" svg:height="2cm" svg:x="6.1cm" svg:y="3.8cm" draw:corner-radius="0.5cm">
          <text:p text:style-name="P4"><text:span text:style-name="T2">ODT export</text:span></text:p>
        </draw:rect>
        <draw:connector draw:style-name="gr4" draw:text-style-name="P6" draw:layer="layout" svg:x1="4.9cm" svg:y1="6cm" svg:x2="6cm" svg:y2="6cm" draw:start-shape="id1" draw:start-glue-point="1" draw:end-shape="id2" draw:end-glue-point="3" svg:d="M4900 6000h1100" svg:viewBox="0 0 1101 1">
          <text:p/>
        </draw:connector>
        <draw:rect draw:style-name="gr3" draw:text-style-name="P5" xml:id="id4" draw:id="id4" draw:layer="layout" svg:width="3cm" svg:height="2cm" svg:x="10cm" svg:y="3.8cm" draw:corner-radius="0.5cm">
          <text:p text:style-name="P4"><text:span text:style-name="T2">librevenge</text:span></text:p>
          <text:p text:style-name="P4"><text:span text:style-name="T2">text export</text:span></text:p>
        </draw:rect>
        <draw:rect draw:style-name="gr5" draw:text-style-name="P7" xml:id="id5" draw:id="id5" draw:layer="layout" svg:width="3cm" svg:height="2cm" svg:x="10cm" svg:y="6.4cm" draw:corner-radius="0.5cm">
          <text:p text:style-name="P4"><text:span text:style-name="T2">libepubgen</text:span></text:p>
        </draw:rect>
        <draw:rect draw:style-name="gr3" draw:text-style-name="P5" xml:id="id6" draw:id="id6" draw:layer="layout" svg:width="3cm" svg:height="2cm" svg:x="6.1cm" svg:y="6.4cm" draw:corner-radius="0.5cm">
          <text:p text:style-name="P4"><text:span text:style-name="T2">package</text:span></text:p>
          <text:p text:style-name="P4"><text:span text:style-name="T2">code</text:span></text:p>
        </draw:rect>
        <draw:connector draw:style-name="gr4" draw:text-style-name="P6" draw:layer="layout" svg:x1="9.1cm" svg:y1="4.8cm" svg:x2="10cm" svg:y2="4.8cm" draw:start-shape="id3" draw:start-glue-point="1" draw:end-shape="id4" svg:d="M9100 4800h900" svg:viewBox="0 0 901 1">
          <text:p/>
        </draw:connector>
        <draw:connector draw:style-name="gr4" draw:text-style-name="P6" draw:layer="layout" svg:x1="11.5cm" svg:y1="5.8cm" svg:x2="11.5cm" svg:y2="6.4cm" draw:start-shape="id4" draw:start-glue-point="2" draw:end-shape="id5" draw:end-glue-point="0" svg:d="M11500 5800v600" svg:viewBox="0 0 1 601">
          <text:p/>
        </draw:connector>
        <draw:connector draw:style-name="gr4" draw:text-style-name="P6" draw:layer="layout" svg:x1="10cm" svg:y1="7.4cm" svg:x2="9.1cm" svg:y2="7.4cm" draw:start-shape="id5" draw:start-glue-point="3" draw:end-shape="id6" draw:end-glue-point="1" svg:d="M10000 7400h-900" svg:viewBox="0 0 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hu" fo:country="H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5-04T18:30:12</meta:creation-date>
    <dc:date>2017-11-10T10:52:44.017766407</dc:date>
    <meta:editing-duration>PT36M15S</meta:editing-duration>
    <meta:editing-cycles>26</meta:editing-cycles>
    <meta:generator>LibreOffice/5.3.5.2$Linux_X86_64 LibreOffice_project/30m0$Build-2</meta:generator>
    <meta:document-statistic meta:object-count="10"/>
  </office:meta>
</office:document-meta>
</file>